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svg:stroke-color="#333333" draw:fill="none" draw:textarea-horizontal-align="center" draw:textarea-vertical-align="middle"/>
    </style:style>
    <style:style style:name="gr2" style:family="graphic" style:parent-style-name="StyleA">
      <style:graphic-properties draw:textarea-horizontal-align="justify" draw:textarea-vertical-align="middle" draw:auto-grow-height="false" fo:min-height="2.555cm" fo:min-width="8.97cm"/>
    </style:style>
    <style:style style:name="gr3" style:family="graphic" style:parent-style-name="StyleA">
      <style:graphic-properties draw:textarea-horizontal-align="center" draw:textarea-vertical-align="middle"/>
    </style:style>
    <style:style style:name="gr4" style:family="graphic" style:parent-style-name="StyleAHeading">
      <style:graphic-properties fo:min-height="0.784cm"/>
    </style:style>
    <style:style style:name="gr5" style:family="graphic" style:parent-style-name="StyleABody">
      <style:graphic-properties fo:min-height="1.973cm"/>
    </style:style>
    <style:style style:name="gr6" style:family="graphic" style:parent-style-name="StyleA">
      <style:graphic-properties draw:textarea-horizontal-align="justify" draw:textarea-vertical-align="middle" draw:auto-grow-height="false" fo:min-height="3.021cm" fo:min-width="12.138cm"/>
    </style:style>
    <style:style style:name="gr7" style:family="graphic" style:parent-style-name="StyleABody">
      <style:graphic-properties fo:min-height="2.284cm"/>
    </style:style>
    <style:style style:name="gr8" style:family="graphic" style:parent-style-name="StyleAArrow">
      <style:graphic-properties draw:marker-start="Triangle_20_unfilled" draw:marker-start-width="0.305cm" draw:textarea-horizontal-align="center" draw:textarea-vertical-align="middle"/>
    </style:style>
    <style:style style:name="gr9" style:family="graphic" style:parent-style-name="Style_20_B">
      <style:graphic-properties draw:textarea-horizontal-align="justify" draw:textarea-vertical-align="middle" draw:auto-grow-height="false" fo:min-height="2.29cm" fo:min-width="6.326cm"/>
    </style:style>
    <style:style style:name="gr10" style:family="graphic" style:parent-style-name="StyleABody">
      <style:graphic-properties fo:min-height="2.409cm"/>
    </style:style>
    <style:style style:name="gr11" style:family="graphic" style:parent-style-name="objectwithoutfill">
      <style:graphic-properties draw:stroke="dash" draw:stroke-dash="Ultrafine_20_Dashed" svg:stroke-color="#333333" draw:fill="none" draw:textarea-horizontal-align="center" draw:textarea-vertical-align="middle"/>
    </style:style>
    <style:style style:name="gr12" style:family="graphic" style:parent-style-name="StyleAArrow">
      <style:graphic-properties draw:stroke="solid" draw:marker-start="Triangle_20_unfilled" draw:marker-start-width="0.305cm" draw:textarea-horizontal-align="center" draw:textarea-vertical-align="middle"/>
    </style:style>
    <style:style style:name="gr13" style:family="graphic" style:parent-style-name="standard">
      <style:graphic-properties draw:stroke="dash" draw:stroke-dash="Fine_20_Dashed" draw:textarea-horizontal-align="center" draw:textarea-vertical-align="middle"/>
    </style:style>
    <style:style style:name="gr14" style:family="graphic" style:parent-style-name="StyleA">
      <style:graphic-properties draw:textarea-horizontal-align="justify" draw:textarea-vertical-align="middle" draw:auto-grow-height="false" fo:min-height="2.244cm" fo:min-width="8.976cm"/>
    </style:style>
    <style:style style:name="gr15" style:family="graphic" style:parent-style-name="StyleABody">
      <style:graphic-properties fo:min-height="1.656cm"/>
    </style:style>
    <style:style style:name="gr16" style:family="graphic" style:parent-style-name="StyleABody">
      <style:graphic-properties fo:min-height="2.442cm"/>
    </style:style>
    <style:style style:name="gr17" style:family="graphic" style:parent-style-name="StyleA">
      <style:graphic-properties draw:textarea-horizontal-align="justify" draw:textarea-vertical-align="middle" draw:auto-grow-height="false" fo:min-height="2.555cm" fo:min-width="12.148cm"/>
    </style:style>
    <style:style style:name="gr18" style:family="graphic" style:parent-style-name="StyleABody">
      <style:graphic-properties fo:min-height="1.807cm"/>
    </style:style>
    <style:style style:name="gr19" style:family="graphic" style:parent-style-name="StyleABody">
      <style:graphic-properties fo:min-height="1.49cm"/>
    </style:style>
    <style:style style:name="P1" style:family="paragraph">
      <style:paragraph-properties fo:text-align="center"/>
    </style:style>
    <style:style style:name="P2" style:family="paragraph">
      <style:text-properties fo:font-size="9.89999961853027pt"/>
    </style:style>
    <style:style style:name="P3" style:family="paragraph">
      <style:text-properties fo:font-style="normal" style:font-style-asian="normal" style:font-style-complex="normal"/>
    </style:style>
    <style:style style:name="P4" style:family="paragraph">
      <style:text-properties fo:font-size="7.90000009536743pt" fo:font-style="normal" style:font-style-asian="normal" style:font-style-complex="normal"/>
    </style:style>
    <style:style style:name="P5" style:family="paragraph">
      <style:text-properties fo:font-size="7.90000009536743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font-size="9.89999961853027pt"/>
    </style:style>
    <style:style style:name="T2" style:family="text">
      <style:text-properties fo:font-size="7.90000009536743pt" fo:font-style="normal" style:font-style-asian="normal" style:font-style-complex="normal"/>
    </style:style>
    <style:style style:name="T3" style:family="text">
      <style:text-properties fo:font-size="7.90000009536743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062cm" svg:height="11.429cm" svg:x="-7.89cm" svg:y="17.51cm" svg:viewBox="0 0 2063 11430" svg:d="m2063 0c0 3016-2063 5874-2063 11430">
          <text:p/>
        </draw:path>
        <draw:custom-shape draw:style-name="gr2" draw:text-style-name="P1" draw:layer="layout" svg:width="5.394cm" svg:height="2.857cm" svg:x="10.052cm" svg:y="4.492cm">
          <text:p/>
          <draw:enhanced-geometry svg:viewBox="0 0 21600 21600" draw:path-stretchpoint-x="10800" draw:path-stretchpoint-y="10800" draw:text-areas="?f3 ?f4 ?f5 ?f6" draw:type="round-rectangle" draw:modifiers="685.804250852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0.052cm" svg:y1="5.129cm" svg:x2="15.446cm" svg:y2="5.127cm">
          <text:p/>
        </draw:line>
        <draw:frame draw:style-name="gr4" draw:text-style-name="P2" draw:layer="layout" svg:width="5.541cm" svg:height="1.034cm" svg:x="10.049cm" svg:y="4.492cm">
          <draw:text-box>
            <text:p><text:span text:style-name="T1">ino file</text:span></text:p>
          </draw:text-box>
        </draw:frame>
        <draw:frame draw:style-name="gr5" draw:text-style-name="P4" draw:layer="layout" svg:width="5.382cm" svg:height="2.223cm" svg:x="10.064cm" svg:y="5.126cm">
          <draw:text-box>
            <text:p text:style-name="P3"><text:span text:style-name="T2">setup()</text:span></text:p>
            <text:p text:style-name="P3"><text:span text:style-name="T2">Loop()</text:span></text:p>
            <text:p text:style-name="P3"><text:span text:style-name="T2">freeRam()</text:span></text:p>
            <text:p text:style-name="P3"><text:span text:style-name="T2"/></text:p>
            <text:p text:style-name="P3"><text:span text:style-name="T2">BlinkerPanel myCustomPanel</text:span></text:p>
            <text:p text:style-name="P3"><text:span text:style-name="T2">debugCounter</text:span></text:p>
          </draw:text-box>
        </draw:frame>
        <draw:custom-shape draw:style-name="gr6" draw:text-style-name="P1" draw:layer="layout" svg:width="6.35cm" svg:height="3.333cm" svg:x="12.43cm" svg:y="9.89cm">
          <text:p/>
          <draw:enhanced-geometry svg:viewBox="0 0 21600 21600" draw:path-stretchpoint-x="10800" draw:path-stretchpoint-y="10800" draw:text-areas="?f3 ?f4 ?f5 ?f6" draw:type="round-rectangle" draw:modifiers="685.804250852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2.433cm" svg:y1="10.527cm" svg:x2="18.78cm" svg:y2="10.525cm">
          <text:p/>
        </draw:line>
        <draw:frame draw:style-name="gr4" draw:text-style-name="P2" draw:layer="layout" svg:width="5.541cm" svg:height="1.034cm" svg:x="12.43cm" svg:y="9.89cm">
          <draw:text-box>
            <text:p><text:span text:style-name="T1">BlinkerPanel : Panel</text:span></text:p>
          </draw:text-box>
        </draw:frame>
        <draw:frame draw:style-name="gr7" draw:text-style-name="P5" draw:layer="layout" svg:width="6.191cm" svg:height="2.534cm" svg:x="12.43cm" svg:y="10.531cm">
          <draw:text-box>
            <text:p><text:span text:style-name="T2">BlinkerPanel()</text:span></text:p>
            <text:p><text:span text:style-name="T2">void reset()</text:span></text:p>
            <text:p><text:span text:style-name="T2">void tickStateMachine( int )</text:span></text:p>
            <text:p><text:span text:style-name="T2">uint8_t getState()</text:span></text:p>
            <text:p><text:span text:style-name="T2"/></text:p>
            <text:p><text:span text:style-name="T2">Button myButton;</text:span></text:p>
            <text:p><text:span text:style-name="T2">Led myLed;</text:span></text:p>
          </draw:text-box>
        </draw:frame>
        <draw:line draw:style-name="gr8" draw:text-style-name="P1" draw:layer="layout" svg:x1="-7.255cm" svg:y1="17.033cm" svg:x2="-7.255cm" svg:y2="17.669cm">
          <text:p/>
        </draw:line>
        <draw:g>
          <draw:custom-shape draw:style-name="gr9" draw:text-style-name="P1" draw:layer="layout" svg:width="6.826cm" svg:height="2.54cm" svg:x="12.43cm" svg:y="14.97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5" draw:layer="layout" svg:width="6.811cm" svg:height="2.659cm" svg:x="12.445cm" svg:y="14.977cm">
            <draw:text-box>
              <text:p><text:span text:style-name="T2">Within tickStatMachine</text:span></text:p>
              <text:list text:style-name="L1">
                <text:list-item>
                  <text:p><text:span text:style-name="T2">Call 'freshenObjects( int )', pass ms from input parameter</text:span></text:p>
                </text:list-item>
                <text:list-item>
                  <text:p><text:span text:style-name="T2">look for events of the panel components with their respective 'service____()' calls.</text:span></text:p>
                </text:list-item>
                <text:list-item>
                  <text:p><text:span text:style-name="T2">Do logic of the panel</text:span></text:p>
                </text:list-item>
              </text:list>
            </draw:text-box>
          </draw:frame>
        </draw:g>
        <draw:path draw:style-name="gr11" draw:text-style-name="P1" draw:layer="layout" svg:width="8.413cm" svg:height="2.063cm" svg:x="15.446cm" svg:y="10.207cm" svg:viewBox="0 0 8414 2064" svg:d="m0 2064c6985 0 5133-2064 8414-2064">
          <text:p/>
        </draw:path>
        <draw:line draw:style-name="gr8" draw:text-style-name="P1" draw:layer="layout" svg:x1="-5.826cm" svg:y1="17.034cm" svg:x2="-5.826cm" svg:y2="17.51cm">
          <text:p/>
        </draw:line>
        <draw:path draw:style-name="gr12" draw:text-style-name="P1" draw:layer="layout" svg:width="10.263cm" svg:height="1.058cm" draw:transform="rotate (-2.87316101463252) translate (25.3645615264571cm 7.24973277604948cm)" svg:viewBox="0 0 10264 1059" svg:d="m0 884c3869 900 897-2058 7172-332 1989 547 2755 757 3092-467">
          <text:p/>
        </draw:path>
        <draw:line draw:style-name="gr13" draw:text-style-name="P1" draw:layer="layout" svg:x1="22.59cm" svg:y1="1.793cm" svg:x2="22.59cm" svg:y2="18.78cm">
          <text:p/>
        </draw:line>
        <draw:custom-shape draw:style-name="gr14" draw:text-style-name="P1" draw:layer="layout" svg:width="9.522cm" svg:height="2.54cm" svg:x="25.133cm" svg:y="6.08cm">
          <text:p/>
          <draw:enhanced-geometry svg:viewBox="0 0 21600 21600" draw:path-stretchpoint-x="10800" draw:path-stretchpoint-y="10800" draw:text-areas="?f3 ?f4 ?f5 ?f6" draw:type="round-rectangle" draw:modifiers="685.804250852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5.133cm" svg:y1="6.717cm" svg:x2="34.655cm" svg:y2="6.715cm">
          <text:p/>
        </draw:line>
        <draw:frame draw:style-name="gr4" draw:text-style-name="P2" draw:layer="layout" svg:width="5.541cm" svg:height="1.034cm" svg:x="25.13cm" svg:y="6.08cm">
          <draw:text-box>
            <text:p><text:span text:style-name="T1">Panel</text:span></text:p>
          </draw:text-box>
        </draw:frame>
        <draw:frame draw:style-name="gr15" draw:text-style-name="P5" draw:layer="layout" svg:width="8.875cm" svg:height="1.906cm" svg:x="25.145cm" svg:y="6.714cm">
          <draw:text-box>
            <text:p><text:span text:style-name="T3">Panel()</text:span></text:p>
            <text:p><text:span text:style-name="T2">add( PanelComponent * )</text:span></text:p>
            <text:p><text:span text:style-name="T2">freshenComponents( uint16_t msTicksDelta )</text:span></text:p>
            <text:p><text:span text:style-name="T2">ListObject * componentList</text:span></text:p>
            <text:p><text:span text:style-name="T2">ListObject * lastComponent()</text:span></text:p>
          </draw:text-box>
        </draw:frame>
        <draw:custom-shape draw:style-name="gr6" draw:text-style-name="P1" draw:layer="layout" svg:width="12.7cm" svg:height="3.333cm" svg:x="23.86cm" svg:y="9.89cm">
          <text:p/>
          <draw:enhanced-geometry svg:viewBox="0 0 21600 21600" draw:path-stretchpoint-x="10800" draw:path-stretchpoint-y="10800" draw:text-areas="?f3 ?f4 ?f5 ?f6" draw:type="round-rectangle" draw:modifiers="685.804250852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3.863cm" svg:y1="10.527cm" svg:x2="36.56cm" svg:y2="10.525cm">
          <text:p/>
        </draw:line>
        <draw:frame draw:style-name="gr4" draw:text-style-name="P2" draw:layer="layout" svg:width="5.541cm" svg:height="1.034cm" svg:x="23.86cm" svg:y="9.89cm">
          <draw:text-box>
            <text:p><text:span text:style-name="T1">Button</text:span></text:p>
          </draw:text-box>
        </draw:frame>
        <draw:frame draw:style-name="gr16" draw:text-style-name="P5" draw:layer="layout" svg:width="12.685cm" svg:height="2.692cm" svg:x="23.86cm" svg:y="10.531cm">
          <draw:text-box>
            <text:p><text:span text:style-name="T2">SetHardware( GenericHardwareDescription * input, etc params )</text:span></text:p>
            <text:p><text:span text:style-name="T2">bool hasFreshData()</text:span></text:p>
            <text:p><text:span text:style-name="T2">freshen( int msTickDelta )</text:span></text:p>
            <text:p><text:span text:style-name="T2">uint8_t serviceRisingEdge()</text:span></text:p>
            <text:p><text:span text:style-name="T2">uint8_t serviceFallingEdge()</text:span></text:p>
            <text:p><text:span text:style-name="T2">uint8_t serviceHoldRisingEdge()</text:span></text:p>
            <text:p><text:span text:style-name="T2">uint8_t serviceHoldFallingEdge()</text:span></text:p>
            <text:p><text:span text:style-name="T2"/></text:p>
          </draw:text-box>
        </draw:frame>
        <draw:custom-shape draw:style-name="gr17" draw:text-style-name="P1" draw:layer="layout" svg:width="12.7cm" svg:height="2.857cm" svg:x="23.86cm" svg:y="13.7cm">
          <text:p/>
          <draw:enhanced-geometry svg:viewBox="0 0 21600 21600" draw:path-stretchpoint-x="10800" draw:path-stretchpoint-y="10800" draw:text-areas="?f3 ?f4 ?f5 ?f6" draw:type="round-rectangle" draw:modifiers="685.804250852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3.863cm" svg:y1="14.337cm" svg:x2="36.56cm" svg:y2="14.335cm">
          <text:p/>
        </draw:line>
        <draw:frame draw:style-name="gr4" draw:text-style-name="P2" draw:layer="layout" svg:width="5.541cm" svg:height="1.034cm" svg:x="23.86cm" svg:y="13.7cm">
          <draw:text-box>
            <text:p><text:span text:style-name="T1">Led</text:span></text:p>
          </draw:text-box>
        </draw:frame>
        <draw:frame draw:style-name="gr18" draw:text-style-name="P5" draw:layer="layout" svg:width="12.685cm" svg:height="2.057cm" svg:x="23.86cm" svg:y="14.341cm">
          <draw:text-box>
            <text:p><text:span text:style-name="T2">Led()</text:span></text:p>
            <text:p><text:span text:style-name="T2">setHardware( GenericHardwareDescription * input, bool invert )</text:span></text:p>
            <text:p><text:span text:style-name="T2">freshen( int msTickDelta )</text:span></text:p>
            <text:p><text:span text:style-name="T2">ledState_t getState()</text:span></text:p>
            <text:p><text:span text:style-name="T2">setState( ledState_t )</text:span></text:p>
            <text:p><text:span text:style-name="T2">toggle()</text:span></text:p>
          </draw:text-box>
        </draw:frame>
        <draw:path draw:style-name="gr11" draw:text-style-name="P1" draw:layer="layout" svg:width="9.207cm" svg:height="1.428cm" svg:x="14.652cm" svg:y="12.588cm" svg:viewBox="0 0 9208 1429" svg:d="m0 0c9843 0 5927 1429 9208 1429">
          <text:p/>
        </draw:path>
        <draw:path draw:style-name="gr1" draw:text-style-name="P1" draw:layer="layout" svg:width="1.904cm" svg:height="3.809cm" svg:x="10.525cm" svg:y="11.477cm" svg:viewBox="0 0 1905 3810" svg:d="m1905 3810c-2540 0-2540-3810 0-3810">
          <text:p/>
        </draw:path>
        <draw:g>
          <draw:custom-shape draw:style-name="gr9" draw:text-style-name="P1" draw:layer="layout" svg:width="4.762cm" svg:height="2.064cm" svg:x="16.558cm" svg:y="5.285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5" draw:layer="layout" svg:width="4.43cm" svg:height="1.74cm" svg:x="16.573cm" svg:y="5.292cm">
            <draw:text-box>
              <text:p><text:span text:style-name="T2">Call tickStatMachine()' periodically, passed ms since last call.</text:span></text:p>
            </draw:text-box>
          </draw:frame>
        </draw:g>
        <draw:path draw:style-name="gr1" draw:text-style-name="P1" draw:layer="layout" svg:width="5.079cm" svg:height="0cm" svg:x="11.478cm" svg:y="5.762cm" svg:viewBox="0 0 5080 0" svg:d="m5080 0c-1111 0-3175 0-5080 0">
          <text:p/>
        </draw:path>
        <draw:frame draw:style-name="gr4" draw:text-style-name="P6" draw:layer="layout" svg:width="12.065cm" svg:height="1.212cm" svg:x="23.86cm" svg:y="2.27cm">
          <draw:text-box>
            <text:p text:style-name="P6"><text:span text:style-name="T4">UCModules Library</text:span></text:p>
          </draw:text-box>
        </draw:frame>
        <draw:frame draw:style-name="gr4" draw:text-style-name="P6" draw:layer="layout" svg:width="12.065cm" svg:height="1.212cm" svg:x="9.255cm" svg:y="2.27cm">
          <draw:text-box>
            <text:p text:style-name="P6"><text:span text:style-name="T4">Files in Sketch Fold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Triangle_20_unfilled" draw:display-name="Triangle unfilled" svg:viewBox="0 0 3000 3000" svg:d="m1500 0 1500 3000h-3000zm1500-2553-1176 2353h2353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yleA" style:family="graphic" style:parent-style-name="standard">
      <style:graphic-properties svg:stroke-width="0.025cm" svg:stroke-color="#999999" draw:marker-start-width="0.33cm" draw:marker-end-width="0.33cm" draw:fill-color="#e6e6e6" draw:fill-image-width="0cm" draw:fill-image-height="0cm" draw:shadow-offset-x="0.305cm" draw:shadow-offset-y="0.305cm"/>
      <style:paragraph-properties style:writing-mode="lr-tb">
        <style:tab-stops/>
      </style:paragraph-properties>
      <style:text-properties fo:font-size="12pt"/>
    </style:style>
    <style:style style:name="StyleAHeading" style:family="graphic" style:parent-style-name="Object_20_with_20_no_20_fill_20_and_20_no_20_line">
      <style:graphic-properties draw:fill-image-width="0cm" draw:fill-image-height="0cm"/>
      <style:paragraph-properties style:writing-mode="lr-tb"/>
      <style:text-properties fo:color="#333333" fo:font-family="'Courier New'" style:font-style-name="Bold" style:font-family-generic="modern" style:font-pitch="fixed" fo:font-size="10pt" fo:font-weight="bold"/>
    </style:style>
    <style:style style:name="StyleABody" style:family="graphic" style:parent-style-name="Object_20_with_20_no_20_fill_20_and_20_no_20_line">
      <style:paragraph-properties style:writing-mode="lr-tb"/>
      <style:text-properties fo:font-family="'Courier New'" style:font-style-name="Regular" style:font-family-generic="modern" style:font-pitch="fixed" fo:font-size="8pt"/>
    </style:style>
    <style:style style:name="StyleAArrow" style:family="graphic" style:parent-style-name="standard">
      <style:graphic-properties svg:stroke-width="0.025cm" svg:stroke-color="#333333" draw:marker-start="Arrow" draw:marker-start-width="0.203cm" draw:marker-end-width="0.33cm"/>
      <style:paragraph-properties style:writing-mode="lr-tb"/>
    </style:style>
    <style:style style:name="StyleALine" style:family="graphic" style:parent-style-name="standard">
      <style:paragraph-properties style:writing-mode="lr-tb"/>
      <style:text-properties fo:color="#333333"/>
    </style:style>
    <style:style style:name="Style_20_B" style:display-name="Style B" style:family="graphic" style:parent-style-name="standard">
      <style:graphic-properties svg:stroke-width="0.025cm" svg:stroke-color="#cccccc" draw:marker-start-width="0.33cm" draw:marker-end-width="0.33cm" draw:fill-color="#eeeeee" draw:fill-image-width="0cm" draw:fill-image-height="0cm"/>
      <style:paragraph-properties style:writing-mode="lr-tb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2H8M1S</meta:editing-duration>
    <meta:editing-cycles>9</meta:editing-cycles>
    <meta:generator>OpenOffice.org/3.3$Win32 OpenOffice.org_project/330m20$Build-9567</meta:generator>
    <dc:date>2017-04-14T15:49:26.04</dc:date>
    <dc:creator>Marshall Taylor</dc:creator>
    <meta:document-statistic meta:object-count="37"/>
  </office:meta>
</office:document-meta>
</file>